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pitch="variable"/>
    <style:font-face style:name="Roboto Light2" svg:font-family="'Roboto Light'" style:font-family-generic="system" style:font-pitch="variable"/>
    <style:font-face style:name="Roboto1" svg:font-family="Roboto, sans-serif"/>
    <style:font-face style:name="Roboto2" svg:font-family="Roboto" style:font-family-generic="system" style:font-pitch="variable"/>
  </office:font-face-decls>
  <office:automatic-styles>
    <style:style style:name="P1" style:family="paragraph" style:parent-style-name="Standard">
      <style:text-properties style:font-name="Roboto Light" officeooo:rsid="00022135" officeooo:paragraph-rsid="00022135" style:font-name-asian="Roboto Light2" style:font-name-complex="Roboto Light2"/>
    </style:style>
    <style:style style:name="P2" style:family="paragraph" style:parent-style-name="Standard">
      <style:text-properties style:font-name="Roboto Light" style:font-name-asian="Roboto Light2" style:font-name-complex="Roboto Light2"/>
    </style:style>
    <style:style style:name="P3" style:family="paragraph" style:parent-style-name="Standard">
      <style:text-properties style:font-name="Roboto" fo:font-size="12pt" officeooo:rsid="00022135" officeooo:paragraph-rsid="00022135" style:font-name-asian="Roboto2" style:font-size-asian="12pt" style:font-name-complex="Roboto2" style:font-size-complex="12pt"/>
    </style:style>
    <style:style style:name="P4" style:family="paragraph" style:parent-style-name="Standard" style:master-page-name="Standard">
      <style:paragraph-properties style:page-number="1"/>
      <style:text-properties style:font-name="Roboto Light" style:font-name-asian="Roboto Light2" style:font-name-complex="Roboto Light2"/>
    </style:style>
    <style:style style:name="P5" style:family="paragraph" style:parent-style-name="Standard" style:list-style-name="L1">
      <style:text-properties style:font-name="Roboto Light" officeooo:paragraph-rsid="000614d6"/>
    </style:style>
    <style:style style:name="P6" style:family="paragraph" style:parent-style-name="Standard" style:list-style-name="L1">
      <style:text-properties style:font-name="Roboto Light" officeooo:paragraph-rsid="00022135"/>
    </style:style>
    <style:style style:name="P7" style:family="paragraph" style:parent-style-name="Standard" style:list-style-name="L1">
      <style:text-properties officeooo:paragraph-rsid="000614d6"/>
    </style:style>
    <style:style style:name="T1" style:family="text">
      <style:text-properties officeooo:rsid="00022135"/>
    </style:style>
    <style:style style:name="T2" style:family="text">
      <style:text-properties style:text-position="super 58%" officeooo:rsid="00022135"/>
    </style:style>
    <style:style style:name="T3" style:family="text">
      <style:text-properties fo:font-weight="bold" style:font-weight-asian="bold" style:font-weight-complex="bold"/>
    </style:style>
    <style:style style:name="T4" style:family="text">
      <style:text-properties fo:font-weight="bold" officeooo:rsid="00022135" style:font-name-asian="Roboto Light2" style:font-weight-asian="bold" style:font-name-complex="Roboto Light2" style:font-weight-complex="bold"/>
    </style:style>
    <style:style style:name="T5" style:family="text">
      <style:text-properties fo:font-variant="normal" fo:text-transform="none" fo:color="#000000" loext:opacity="100%" style:text-line-through-style="none" style:text-line-through-type="none" style:font-name="Roboto1"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Roboto Light1" fo:font-size="11pt" fo:font-style="normal" style:text-underline-style="none" fo:font-weight="normal" style:text-blinking="false" fo:background-color="transparent" loext:char-shading-value="0"/>
    </style:style>
    <style:style style:name="T7" style:family="text">
      <style:text-properties officeooo:rsid="00022135" style:font-name-asian="Roboto Light2" style:font-name-complex="Roboto Light2"/>
    </style:style>
    <style:style style:name="T8" style:family="text">
      <style:text-properties style:font-name="Roboto Light" officeooo:rsid="00022135" style:font-name-asian="Roboto Light2" style:font-name-complex="Roboto Light2"/>
    </style:style>
    <style:style style:name="T9" style:family="text">
      <style:text-properties style:font-name="Roboto Light" fo:font-weight="bold" officeooo:rsid="00022135" style:font-name-asian="Roboto Light2" style:font-weight-asian="bold" style:font-name-complex="Roboto Light2" style:font-weight-complex="bold"/>
    </style:style>
    <style:style style:name="T10" style:family="text">
      <style:text-properties officeooo:rsid="000614d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Media &amp; Information Literacy</text:span> | <text:span text:style-name="T1">3</text:span><text:span text:style-name="T2">rd</text:span><text:span text:style-name="T1"> </text:span>Quarter</text:p>
      <text:p text:style-name="P3">WW1: Formative Assessment</text:p>
      <text:p text:style-name="P1">January <text:span text:style-name="T10">20</text:span> 2022</text:p>
      <text:p text:style-name="P2"/>
      <text:list xml:id="list1341261699" text:style-name="L1">
        <text:list-item>
          <text:p text:style-name="P7"><text:span text:style-name="T9">Do we need media literacy? Why?</text:span><text:span text:style-name="T8"><text:line-break/><text:line-break/></text:span><text:bookmark text:name="docs-internal-guid-3748aab1-7fff-ab1f-3b77-13a388f1cad6"/><text:span text:style-name="T6">Yes. Because in this day and age, media has become an essential part of our lives and it has been ever since. And in order to understand and properly absorb information from it, we need to be media literate.</text:span><text:span text:style-name="T8"><text:line-break/></text:span></text:p>
        </text:list-item>
        <text:list-item>
          <text:p text:style-name="P5"><text:span text:style-name="T4">To what extent we have the awareness of using digital tools &amp; resources?</text:span><text:span text:style-name="T7"><text:line-break/><text:line-break/></text:span><text:bookmark text:name="docs-internal-guid-45e162b8-7fff-f721-66e1-ea5708d66aa7"/><text:span text:style-name="T6">Most of the world, especially those born in the 21st century are very aware of the usage of digital tools &amp; resources, and it has become a part of the majority of households all around the world.</text:span><text:span text:style-name="T7"><text:line-break/></text:span></text:p>
        </text:list-item>
        <text:list-item>
          <text:p text:style-name="P5"><text:span text:style-name="T4">Are you a media literate person? &amp; what skills do you have?</text:span><text:span text:style-name="T7"><text:line-break/><text:line-break/></text:span><text:bookmark text:name="docs-internal-guid-1b364cfc-7fff-3f53-6542-ae96be62c83d"/><text:span text:style-name="T6">I am a media literate person and I possess the skills and ability of reading and writing, understanding, and giving and receiving information.</text:span><text:span text:style-name="T7"><text:line-break/></text:span></text:p>
        </text:list-item>
        <text:list-item>
          <text:p text:style-name="P6"><text:span text:style-name="T4">How can we apply media literacy in our society? In other words, through what channels can aware people of media literacy?</text:span><text:span text:style-name="T7"><text:line-break/><text:line-break/></text:span><text:bookmark text:name="docs-internal-guid-05aa25c8-7fff-794c-2c32-33379ef1084c"/><text:span text:style-name="T6">Media literacy is applied in our daily lives. It is in our daily communication with everyone around us, or through gossiping. There are several platforms and channels in which we can make people aware of media literacy, and one ironic platform is media or social media itself.</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pitch="variable"/>
    <style:font-face style:name="Roboto Light2" svg:font-family="'Roboto Light'" style:font-family-generic="system" style:font-pitch="variable"/>
    <style:font-face style:name="Roboto1" svg:font-family="Roboto, sans-serif"/>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dc:title>BAG3 Template</dc:title>
    <meta:creation-date>2022-01-19T21:14:15.795595169</meta:creation-date>
    <meta:editing-duration>PT9M16S</meta:editing-duration>
    <meta:editing-cycles>3</meta:editing-cycles>
    <dc:date>2022-01-20T13:53:36.528530254</dc:date>
    <meta:document-statistic meta:table-count="0" meta:image-count="0" meta:object-count="0" meta:page-count="1" meta:paragraph-count="7" meta:word-count="215" meta:character-count="1204" meta:non-whitespace-character-count="993"/>
    <meta:template xlink:type="simple" xlink:actuate="onRequest" xlink:title="BAG3 Template" xlink:href="../../../../../../../../.config/libreoffice/4/user/template/BAG3%20Template.ott" meta:date="2022-01-19T21:13:50.354807785"/>
  </office:meta>
</office:document-meta>
</file>